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  <style:text-properties officeooo:paragraph-rsid="001a6ada"/>
    </style:style>
    <style:style style:name="P2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a6ada"/>
    </style:style>
    <style:style style:name="P3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b6a7b"/>
    </style:style>
    <style:style style:name="P4" style:family="paragraph" style:parent-style-name="Standard">
      <style:paragraph-properties>
        <style:tab-stops>
          <style:tab-stop style:position="0.6252in"/>
        </style:tab-stops>
      </style:paragraph-properties>
      <style:text-properties officeooo:paragraph-rsid="001a6ada"/>
    </style:style>
    <style:style style:name="P5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a6ada" style:font-name-asian="Times New Roman" style:font-size-asian="10.5pt" style:language-asian="en" style:country-asian="GB" style:font-name-complex="Times New Roman" style:font-size-complex="10.5pt"/>
    </style:style>
    <style:style style:name="P6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b6a7b" style:font-name-asian="Times New Roman" style:font-size-asian="10.5pt" style:language-asian="en" style:country-asian="GB" style:font-name-complex="Times New Roman" style:font-size-complex="10.5pt"/>
    </style:style>
    <style:style style:name="P7" style:family="paragraph" style:parent-style-name="Standard">
      <style:paragraph-properties fo:margin-left="0in" fo:margin-right="0in" fo:text-indent="0.5in" style:auto-text-indent="false"/>
      <style:text-properties fo:font-size="20pt" fo:font-weight="bold" officeooo:paragraph-rsid="001a6ada" style:font-size-asian="20pt" style:font-weight-asian="bold" style:font-size-complex="20pt" style:font-weight-complex="bold"/>
    </style:style>
    <style:style style:name="P8" style:family="paragraph" style:parent-style-name="Standard">
      <style:paragraph-properties>
        <style:tab-stops>
          <style:tab-stop style:position="0.6252in"/>
        </style:tab-stops>
      </style:paragraph-properties>
      <style:text-properties fo:font-size="14pt" fo:font-weight="bold" officeooo:paragraph-rsid="001a6ada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font-size="18pt" fo:font-weight="bold" officeooo:paragraph-rsid="001a6ad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font-size="18pt" fo:font-weight="bold" officeooo:paragraph-rsid="001b6a7b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font-size="16pt" fo:font-weight="bold" officeooo:paragraph-rsid="001b6a7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officeooo:paragraph-rsid="001b6a7b"/>
    </style:style>
    <style:style style:name="T1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3" style:family="text">
      <style:text-properties fo:color="#9cdcfe" loext:opacity="100%" fo:font-weight="bold" style:font-weight-asian="bold" style:font-weight-complex="bold"/>
    </style:style>
    <style:style style:name="T4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5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6" style:family="text">
      <style:text-properties fo:color="#d4d4d4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7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8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9" style:family="text">
      <style:text-properties fo:color="#dcdcaa" loext:opacity="100%" fo:font-weight="bold" style:font-weight-asian="bold" style:font-weight-complex="bold"/>
    </style:style>
    <style:style style:name="T10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1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2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3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4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5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8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1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4fc1ff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7" style:family="text">
      <style:text-properties fo:color="#4fc1ff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4ec9b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9">Loops:</text:span><text:span text:style-name="T29"/></text:p>
      <text:p text:style-name="P12"><text:span text:style-name="T28"><text:s/>(old and ugly way to write for loops in javascript)</text:span><text:span text:style-name="T28"/></text:p>
      <text:p text:style-name="P3"><text:span text:style-name="T14">//Loops</text:span><text:span text:style-name="T4"/></text:p>
      <text:p text:style-name="P3"><text:span text:style-name="T17">let</text:span><text:span text:style-name="T4"> </text:span><text:span text:style-name="T1">fruits</text:span><text:span text:style-name="T4">= [</text:span><text:span text:style-name="T10">'apple'</text:span><text:span text:style-name="T4"> , </text:span><text:span text:style-name="T10">'banana'</text:span><text:span text:style-name="T4">, </text:span><text:span text:style-name="T10">'pear'</text:span><text:span text:style-name="T4">, </text:span><text:span text:style-name="T10">'guaava'</text:span><text:span text:style-name="T4"> ,</text:span><text:span text:style-name="T10">'annar'</text:span><text:span text:style-name="T4">, </text:span><text:span text:style-name="T10">'chiknder'</text:span><text:span text:style-name="T4">];</text:span><text:span text:style-name="T4"/></text:p>
      <text:p text:style-name="P3"><text:span text:style-name="T20">for</text:span><text:span text:style-name="T4">( </text:span><text:span text:style-name="T1">i</text:span><text:span text:style-name="T4">=</text:span><text:span text:style-name="T12">0</text:span><text:span text:style-name="T4">; </text:span><text:span text:style-name="T1">i</text:span><text:span text:style-name="T4">&lt;</text:span><text:span text:style-name="T1">fruits</text:span><text:span text:style-name="T4">.</text:span><text:span text:style-name="T1">length</text:span><text:span text:style-name="T4">; </text:span><text:span text:style-name="T1">i</text:span><text:span text:style-name="T4">++)</text:span><text:span text:style-name="T4"/></text:p>
      <text:p text:style-name="P3"><text:span text:style-name="T4">{</text:span><text:span text:style-name="T4"/></text:p>
      <text:p text:style-name="P3"><text:span text:style-name="T1">console</text:span><text:span text:style-name="T4">.</text:span><text:span text:style-name="T7">log</text:span><text:span text:style-name="T4">(</text:span><text:span text:style-name="T1">i</text:span><text:span text:style-name="T4">  + </text:span><text:span text:style-name="T10">'-'</text:span><text:span text:style-name="T4"> + </text:span><text:span text:style-name="T1">fruits</text:span><text:span text:style-name="T4">[</text:span><text:span text:style-name="T1">i</text:span><text:span text:style-name="T4">]);</text:span><text:span text:style-name="T4"/></text:p>
      <text:p text:style-name="P3"><text:span text:style-name="T4">}</text:span><text:span text:style-name="T4"/></text:p>
      <text:p text:style-name="P10"/>
      <text:p text:style-name="P12"><text:span text:style-name="T28">New way to write for loops:</text:span><text:span text:style-name="T28"/></text:p>
      <text:p text:style-name="P3"><text:span text:style-name="T20">for</text:span><text:span text:style-name="T4"> ( </text:span><text:span text:style-name="T17">let</text:span><text:span text:style-name="T4"> </text:span><text:span text:style-name="T1">sameer</text:span><text:span text:style-name="T4"> </text:span><text:span text:style-name="T17">of</text:span><text:span text:style-name="T4"> </text:span><text:span text:style-name="T1">fruits</text:span><text:span text:style-name="T4">){</text:span><text:span text:style-name="T4"/></text:p>
      <text:p text:style-name="P3"><text:span text:style-name="T4">    </text:span><text:span text:style-name="T1">console</text:span><text:span text:style-name="T4">.</text:span><text:span text:style-name="T7">log</text:span><text:span text:style-name="T4">(</text:span><text:span text:style-name="T1">sameer</text:span><text:span text:style-name="T4">);</text:span><text:span text:style-name="T4"/></text:p>
      <text:p text:style-name="P3"><text:span text:style-name="T4">}</text:span><text:span text:style-name="T4"/></text:p>
      <text:p text:style-name="P10"/>
      <text:p text:style-name="P12"><text:span text:style-name="T28">Writing loop of numbers, doubling it and then storing in new array:</text:span><text:span text:style-name="T28"/></text:p>
      <text:p text:style-name="P3"><text:span text:style-name="T4"> </text:span><text:span text:style-name="T17">let</text:span><text:span text:style-name="T4"> </text:span><text:span text:style-name="T1">numbers</text:span><text:span text:style-name="T4"> =[</text:span><text:span text:style-name="T12">1</text:span><text:span text:style-name="T4">, </text:span><text:span text:style-name="T12">2</text:span><text:span text:style-name="T4">, </text:span><text:span text:style-name="T12">3</text:span><text:span text:style-name="T4">, </text:span><text:span text:style-name="T12">4</text:span><text:span text:style-name="T4">, </text:span><text:span text:style-name="T12">5</text:span><text:span text:style-name="T4">, </text:span><text:span text:style-name="T12">6</text:span><text:span text:style-name="T4">, </text:span><text:span text:style-name="T12">7</text:span><text:span text:style-name="T4">, </text:span><text:span text:style-name="T12">8</text:span><text:span text:style-name="T4">, </text:span><text:span text:style-name="T12">9</text:span><text:span text:style-name="T4">, </text:span><text:span text:style-name="T12">10</text:span><text:span text:style-name="T4">];</text:span><text:span text:style-name="T4"/></text:p>
      <text:p text:style-name="P3"><text:span text:style-name="T4"> </text:span><text:span text:style-name="T17">let</text:span><text:span text:style-name="T4"> </text:span><text:span text:style-name="T1">results</text:span><text:span text:style-name="T4">= [];</text:span><text:span text:style-name="T4"/></text:p>
      <text:p text:style-name="P3"><text:span text:style-name="T4"> </text:span><text:span text:style-name="T17">let</text:span><text:span text:style-name="T4"> </text:span><text:span text:style-name="T1">store</text:span><text:span text:style-name="T4">;</text:span><text:span text:style-name="T4"/></text:p>
      <text:p text:style-name="P3"><text:span text:style-name="T4"> </text:span><text:span text:style-name="T20">for</text:span><text:span text:style-name="T4"> (</text:span><text:span text:style-name="T1">sameer</text:span><text:span text:style-name="T4"> </text:span><text:span text:style-name="T17">of</text:span><text:span text:style-name="T4"> </text:span><text:span text:style-name="T1">numbers</text:span><text:span text:style-name="T4">)</text:span><text:span text:style-name="T4"/></text:p>
      <text:p text:style-name="P3"><text:span text:style-name="T4">{</text:span><text:span text:style-name="T4"/></text:p>
      <text:p text:style-name="P3"><text:span text:style-name="T4">     </text:span><text:span text:style-name="T1">console</text:span><text:span text:style-name="T4">.</text:span><text:span text:style-name="T7">log</text:span><text:span text:style-name="T4">(</text:span><text:span text:style-name="T1">sameer</text:span><text:span text:style-name="T4">*</text:span><text:span text:style-name="T12">2</text:span><text:span text:style-name="T4">);</text:span><text:span text:style-name="T4"/></text:p>
      <text:p text:style-name="P3"><text:span text:style-name="T4">     </text:span><text:span text:style-name="T1">results</text:span><text:span text:style-name="T4">.</text:span><text:span text:style-name="T7">push</text:span><text:span text:style-name="T4">(</text:span><text:span text:style-name="T1">sameer</text:span><text:span text:style-name="T4">*</text:span><text:span text:style-name="T12">2</text:span><text:span text:style-name="T4">);</text:span><text:span text:style-name="T4"/></text:p>
      <text:p text:style-name="P3"><text:span text:style-name="T4">     </text:span><text:span text:style-name="T4"/></text:p>
      <text:p text:style-name="P3"><text:span text:style-name="T4">}</text:span><text:span text:style-name="T4"/></text:p>
      <text:p text:style-name="P3"><text:span text:style-name="T1">console</text:span><text:span text:style-name="T4">.</text:span><text:span text:style-name="T7">log</text:span><text:span text:style-name="T4">(</text:span><text:span text:style-name="T1">results</text:span><text:span text:style-name="T4">);</text:span><text:span text:style-name="T4"/></text:p>
      <text:p text:style-name="P10"/>
      <text:p text:style-name="P12"><text:span text:style-name="T28">Writing a function(augmented function with one variable) have a loop in it and storing the data of that function in a resultant array: (double)</text:span><text:span text:style-name="T28"/></text:p>
      <text:p text:style-name="P3"><text:span text:style-name="T17">const</text:span><text:span text:style-name="T4"> </text:span><text:span text:style-name="T7">functionloop</text:span><text:span text:style-name="T4"> = (</text:span><text:span text:style-name="T1">numbers</text:span><text:span text:style-name="T4">) </text:span><text:span text:style-name="T17">=&gt;</text:span><text:span text:style-name="T4"/></text:p>
      <text:p text:style-name="P3"><text:span text:style-name="T4">{</text:span><text:span text:style-name="T4"/></text:p>
      <text:p text:style-name="P3"><text:span text:style-name="T17">let</text:span><text:span text:style-name="T4"> </text:span><text:span text:style-name="T1">result</text:span><text:span text:style-name="T4"> =[];</text:span><text:span text:style-name="T4"/></text:p>
      <text:p text:style-name="P3"><text:span text:style-name="T20">for</text:span><text:span text:style-name="T4"> (</text:span><text:span text:style-name="T1">sameer</text:span><text:span text:style-name="T4"> </text:span><text:span text:style-name="T17">of</text:span><text:span text:style-name="T4"> </text:span><text:span text:style-name="T1">numbers</text:span><text:span text:style-name="T4">)</text:span><text:span text:style-name="T4"/></text:p>
      <text:p text:style-name="P3"><text:span text:style-name="T4">{</text:span><text:span text:style-name="T4"/></text:p>
      <text:p text:style-name="P3"><text:span text:style-name="T4">    </text:span><text:span text:style-name="T1">result</text:span><text:span text:style-name="T4">.</text:span><text:span text:style-name="T7">push</text:span><text:span text:style-name="T4">(</text:span><text:span text:style-name="T1">sameer</text:span><text:span text:style-name="T4">*</text:span><text:span text:style-name="T12">2</text:span><text:span text:style-name="T4">);</text:span><text:span text:style-name="T4"/></text:p>
      <text:p text:style-name="P3"><text:span text:style-name="T4">}</text:span><text:span text:style-name="T4"/></text:p>
      <text:p text:style-name="P3"><text:span text:style-name="T20">return</text:span><text:span text:style-name="T4"> </text:span><text:span text:style-name="T1">result</text:span><text:span text:style-name="T4"> ;</text:span><text:span text:style-name="T4"/></text:p>
      <text:p text:style-name="P3"><text:span text:style-name="T4">}</text:span><text:span text:style-name="T4"/></text:p>
      <text:p text:style-name="P3"><text:span text:style-name="T1">console</text:span><text:span text:style-name="T4">.</text:span><text:span text:style-name="T7">log</text:span><text:span text:style-name="T4">(</text:span><text:span text:style-name="T7">functionloop</text:span><text:span text:style-name="T4">([</text:span><text:span text:style-name="T12">1</text:span><text:span text:style-name="T4">, </text:span><text:span text:style-name="T12">2</text:span><text:span text:style-name="T4">, </text:span><text:span text:style-name="T12">3</text:span><text:span text:style-name="T4">, </text:span><text:span text:style-name="T12">4</text:span><text:span text:style-name="T4">, </text:span><text:span text:style-name="T12">5</text:span><text:span text:style-name="T4">, </text:span><text:span text:style-name="T12">6</text:span><text:span text:style-name="T4">]));</text:span><text:span text:style-name="T4"/></text:p>
      <text:p text:style-name="P10"/>
      <text:p text:style-name="P12"><text:soft-page-break/><text:span text:style-name="T28">Writing a function(augmented function with one variable) have a loop in it and storing the data of that function in a resultant array (squaring numbers)</text:span><text:span text:style-name="T28"/></text:p>
      <text:p text:style-name="P3"><text:span text:style-name="T17">const</text:span><text:span text:style-name="T4"> </text:span><text:span text:style-name="T7">functionloop</text:span><text:span text:style-name="T4"> = (</text:span><text:span text:style-name="T1">numbers</text:span><text:span text:style-name="T4">) </text:span><text:span text:style-name="T17">=&gt;</text:span><text:span text:style-name="T4"/></text:p>
      <text:p text:style-name="P3"><text:span text:style-name="T4">{</text:span><text:span text:style-name="T4"/></text:p>
      <text:p text:style-name="P3"><text:span text:style-name="T17">let</text:span><text:span text:style-name="T4"> </text:span><text:span text:style-name="T1">result</text:span><text:span text:style-name="T4"> =[];</text:span><text:span text:style-name="T4"/></text:p>
      <text:p text:style-name="P3"><text:span text:style-name="T20">for</text:span><text:span text:style-name="T4"> (</text:span><text:span text:style-name="T1">sameer</text:span><text:span text:style-name="T4"> </text:span><text:span text:style-name="T17">of</text:span><text:span text:style-name="T4"> </text:span><text:span text:style-name="T1">numbers</text:span><text:span text:style-name="T4">)</text:span><text:span text:style-name="T4"/></text:p>
      <text:p text:style-name="P3"><text:span text:style-name="T4">{</text:span><text:span text:style-name="T4"/></text:p>
      <text:p text:style-name="P3"><text:span text:style-name="T4">    </text:span><text:span text:style-name="T1">result</text:span><text:span text:style-name="T4">.</text:span><text:span text:style-name="T7">push</text:span><text:span text:style-name="T4">(</text:span><text:span text:style-name="T1">sameer</text:span><text:span text:style-name="T4">**</text:span><text:span text:style-name="T12">2</text:span><text:span text:style-name="T4">);</text:span><text:span text:style-name="T4"/></text:p>
      <text:p text:style-name="P3"><text:span text:style-name="T4">}</text:span><text:span text:style-name="T4"/></text:p>
      <text:p text:style-name="P3"><text:span text:style-name="T20">return</text:span><text:span text:style-name="T4"> </text:span><text:span text:style-name="T1">result</text:span><text:span text:style-name="T4"> ;</text:span><text:span text:style-name="T4"/></text:p>
      <text:p text:style-name="P3"><text:span text:style-name="T4">}</text:span><text:span text:style-name="T4"/></text:p>
      <text:p text:style-name="P3"><text:span text:style-name="T1">console</text:span><text:span text:style-name="T4">.</text:span><text:span text:style-name="T7">log</text:span><text:span text:style-name="T4">(</text:span><text:span text:style-name="T7">functionloop</text:span><text:span text:style-name="T4">([</text:span><text:span text:style-name="T12">1</text:span><text:span text:style-name="T4">, </text:span><text:span text:style-name="T12">2</text:span><text:span text:style-name="T4">, </text:span><text:span text:style-name="T12">3</text:span><text:span text:style-name="T4">, </text:span><text:span text:style-name="T12">4</text:span><text:span text:style-name="T4">, </text:span><text:span text:style-name="T12">5</text:span><text:span text:style-name="T4">, </text:span><text:span text:style-name="T12">6</text:span><text:span text:style-name="T4">]));</text:span><text:span text:style-name="T4"/></text:p>
      <text:p text:style-name="P10"/>
      <text:p text:style-name="P12"><text:span text:style-name="T25">Array with loops and objects </text:span><text:span text:style-name="T25"/></text:p>
      <text:p text:style-name="P12"><text:span text:style-name="T22">Function to count letter in a phrase (old way)</text:span><text:span text:style-name="T22"/></text:p>
      <text:p text:style-name="P3"><text:span text:style-name="T4"> </text:span><text:span text:style-name="T17">const</text:span><text:span text:style-name="T4"> </text:span><text:span text:style-name="T7">lettercounter</text:span><text:span text:style-name="T4"> = () </text:span><text:span text:style-name="T17">=&gt;</text:span><text:span text:style-name="T4"> </text:span><text:span text:style-name="T4"/></text:p>
      <text:p text:style-name="P3"><text:span text:style-name="T4"> {</text:span><text:span text:style-name="T4"/></text:p>
      <text:p text:style-name="P3"><text:span text:style-name="T4">    </text:span><text:span text:style-name="T17">let</text:span><text:span text:style-name="T4"> </text:span><text:span text:style-name="T1">paragraph</text:span><text:span text:style-name="T4"> = </text:span><text:span text:style-name="T10">' my name is sameer and i am learning javascript and i am learning js from rafay qazi who has ayoutube cahnnel of name clever prgramming .'</text:span><text:span text:style-name="T4">;</text:span><text:span text:style-name="T4"/></text:p>
      <text:p text:style-name="P3"><text:span text:style-name="T4">    </text:span><text:span text:style-name="T20">for</text:span><text:span text:style-name="T4"> (</text:span><text:span text:style-name="T1">letters</text:span><text:span text:style-name="T4"> </text:span><text:span text:style-name="T17">in</text:span><text:span text:style-name="T4"> </text:span><text:span text:style-name="T1">paragraph</text:span><text:span text:style-name="T4">)</text:span><text:span text:style-name="T4"/></text:p>
      <text:p text:style-name="P3"><text:span text:style-name="T4">    {</text:span><text:span text:style-name="T4"/></text:p>
      <text:p text:style-name="P3"><text:span text:style-name="T4">        </text:span><text:span text:style-name="T1">console</text:span><text:span text:style-name="T4">.</text:span><text:span text:style-name="T7">log</text:span><text:span text:style-name="T4">( </text:span><text:span text:style-name="T30">Number</text:span><text:span text:style-name="T4">(</text:span><text:span text:style-name="T1">letters</text:span><text:span text:style-name="T4">) + </text:span><text:span text:style-name="T12">1</text:span><text:span text:style-name="T4">);</text:span><text:span text:style-name="T4"/></text:p>
      <text:p text:style-name="P3"><text:span text:style-name="T4">    }</text:span><text:span text:style-name="T14">//old way of writing this type of program</text:span><text:span text:style-name="T4"/></text:p>
      <text:p text:style-name="P3"><text:span text:style-name="T4"> }</text:span><text:span text:style-name="T4"/></text:p>
      <text:p text:style-name="P3"><text:span text:style-name="T4"> </text:span><text:span text:style-name="T7">lettercounter</text:span><text:span text:style-name="T4">();</text:span><text:span text:style-name="T4"/></text:p>
      <text:p text:style-name="P6"/>
      <text:p text:style-name="P11"/>
      <text:p text:style-name="P12"><text:span text:style-name="T22">Function to count letter in a phrase and storing the result in a new number:</text:span><text:span text:style-name="T22"/></text:p>
      <text:p text:style-name="P3"><text:span text:style-name="T17">let</text:span><text:span text:style-name="T4"> </text:span><text:span text:style-name="T1">result</text:span><text:span text:style-name="T4">=</text:span><text:span text:style-name="T12">0</text:span><text:span text:style-name="T4">;</text:span><text:span text:style-name="T4"/></text:p>
      <text:p text:style-name="P3"><text:span text:style-name="T4"> </text:span><text:span text:style-name="T17">const</text:span><text:span text:style-name="T4"> </text:span><text:span text:style-name="T7">lettercounter</text:span><text:span text:style-name="T4"> = () </text:span><text:span text:style-name="T17">=&gt;</text:span><text:span text:style-name="T4"> </text:span><text:span text:style-name="T4"/></text:p>
      <text:p text:style-name="P3"><text:span text:style-name="T4"> {</text:span><text:span text:style-name="T4"/></text:p>
      <text:p text:style-name="P3"><text:span text:style-name="T4">    </text:span><text:span text:style-name="T17">let</text:span><text:span text:style-name="T4"> </text:span><text:span text:style-name="T1">paragraph</text:span><text:span text:style-name="T4"> = </text:span><text:span text:style-name="T10">' my name is sameer and i am learning javascript and i am learning js from rafay qazi who has ayoutube cahnnel of name clever prgramming  and alhmadulillah i am doing good.'</text:span><text:span text:style-name="T4">;</text:span><text:span text:style-name="T4"/></text:p>
      <text:p text:style-name="P3"><text:span text:style-name="T4">    </text:span><text:span text:style-name="T20">for</text:span><text:span text:style-name="T4"> (</text:span><text:span text:style-name="T1">letters</text:span><text:span text:style-name="T4"> </text:span><text:span text:style-name="T17">in</text:span><text:span text:style-name="T4"> </text:span><text:span text:style-name="T1">paragraph</text:span><text:span text:style-name="T4">)</text:span><text:span text:style-name="T4"/></text:p>
      <text:p text:style-name="P3"><text:span text:style-name="T4">    {</text:span><text:span text:style-name="T4"/></text:p>
      <text:p text:style-name="P3"><text:span text:style-name="T4">        </text:span><text:span text:style-name="T1">console</text:span><text:span text:style-name="T4">.</text:span><text:span text:style-name="T7">log</text:span><text:span text:style-name="T4">( </text:span><text:span text:style-name="T30">Number</text:span><text:span text:style-name="T4">(</text:span><text:span text:style-name="T1">letters</text:span><text:span text:style-name="T4">) + </text:span><text:span text:style-name="T12">1</text:span><text:span text:style-name="T4">);</text:span><text:span text:style-name="T4"/></text:p>
      <text:p text:style-name="P3"><text:span text:style-name="T4">        </text:span><text:span text:style-name="T1">result</text:span><text:span text:style-name="T4">=</text:span><text:span text:style-name="T30">Number</text:span><text:span text:style-name="T4">(</text:span><text:span text:style-name="T1">letters</text:span><text:span text:style-name="T4">) + </text:span><text:span text:style-name="T12">1</text:span><text:span text:style-name="T4">;</text:span><text:span text:style-name="T4"/></text:p>
      <text:p text:style-name="P3"><text:span text:style-name="T4">    }</text:span><text:span text:style-name="T4"/></text:p>
      <text:p text:style-name="P3"><text:span text:style-name="T4">    </text:span><text:span text:style-name="T20">return</text:span><text:span text:style-name="T4"> { </text:span><text:span text:style-name="T1">result</text:span><text:span text:style-name="T4"> };</text:span><text:span text:style-name="T4"/></text:p>
      <text:p text:style-name="P6"/>
      <text:p text:style-name="P3"><text:span text:style-name="T4"> }</text:span><text:span text:style-name="T4"/></text:p>
      <text:p text:style-name="P3"><text:span text:style-name="T4"> </text:span><text:span text:style-name="T1">console</text:span><text:span text:style-name="T4">.</text:span><text:span text:style-name="T7">log</text:span><text:span text:style-name="T4">(</text:span><text:span text:style-name="T7">lettercounter</text:span><text:span text:style-name="T4">());</text:span><text:span text:style-name="T4"/></text:p>
      <text:p text:style-name="P11"/>
      <text:p text:style-name="P12"><text:soft-page-break/><text:span text:style-name="T22">taking the phrase from user of the above program:</text:span><text:span text:style-name="T22"/></text:p>
      <text:p text:style-name="P3"><text:span text:style-name="T17">const</text:span><text:span text:style-name="T4"> </text:span><text:span text:style-name="T7">lettercounter</text:span><text:span text:style-name="T4"> = (</text:span><text:span text:style-name="T1">paragraph</text:span><text:span text:style-name="T4">) </text:span><text:span text:style-name="T17">=&gt;</text:span><text:span text:style-name="T4"> </text:span><text:span text:style-name="T4"/></text:p>
      <text:p text:style-name="P3"><text:span text:style-name="T4"> {</text:span><text:span text:style-name="T4"/></text:p>
      <text:p text:style-name="P3"><text:span text:style-name="T4">   </text:span><text:span text:style-name="T17">let</text:span><text:span text:style-name="T4"> </text:span><text:span text:style-name="T1">result</text:span><text:span text:style-name="T4">=</text:span><text:span text:style-name="T12">0</text:span><text:span text:style-name="T4">;</text:span><text:span text:style-name="T4"/></text:p>
      <text:p text:style-name="P6"/>
      <text:p text:style-name="P3"><text:span text:style-name="T4">    </text:span><text:span text:style-name="T20">for</text:span><text:span text:style-name="T4"> (</text:span><text:span text:style-name="T1">letters</text:span><text:span text:style-name="T4"> </text:span><text:span text:style-name="T17">in</text:span><text:span text:style-name="T4"> </text:span><text:span text:style-name="T1">paragraph</text:span><text:span text:style-name="T4">)</text:span><text:span text:style-name="T4"/></text:p>
      <text:p text:style-name="P3"><text:span text:style-name="T4">    {</text:span><text:span text:style-name="T4"/></text:p>
      <text:p text:style-name="P3"><text:span text:style-name="T4">        </text:span><text:span text:style-name="T1">console</text:span><text:span text:style-name="T4">.</text:span><text:span text:style-name="T7">log</text:span><text:span text:style-name="T4">( </text:span><text:span text:style-name="T30">Number</text:span><text:span text:style-name="T4">(</text:span><text:span text:style-name="T1">letters</text:span><text:span text:style-name="T4">) + </text:span><text:span text:style-name="T12">1</text:span><text:span text:style-name="T4">);</text:span><text:span text:style-name="T4"/></text:p>
      <text:p text:style-name="P3"><text:span text:style-name="T4">        </text:span><text:span text:style-name="T1">result</text:span><text:span text:style-name="T4">=</text:span><text:span text:style-name="T30">Number</text:span><text:span text:style-name="T4">(</text:span><text:span text:style-name="T1">letters</text:span><text:span text:style-name="T4">) + </text:span><text:span text:style-name="T12">1</text:span><text:span text:style-name="T4">;</text:span><text:span text:style-name="T4"/></text:p>
      <text:p text:style-name="P3"><text:span text:style-name="T4">    }</text:span><text:span text:style-name="T4"/></text:p>
      <text:p text:style-name="P3"><text:span text:style-name="T4">    </text:span><text:span text:style-name="T20">return</text:span><text:span text:style-name="T4"> { </text:span><text:span text:style-name="T1">result</text:span><text:span text:style-name="T4"> };</text:span><text:span text:style-name="T4"/></text:p>
      <text:p text:style-name="P6"/>
      <text:p text:style-name="P3"><text:span text:style-name="T4"> } </text:span><text:span text:style-name="T4"/></text:p>
      <text:p text:style-name="P3"><text:span text:style-name="T4"> </text:span><text:span text:style-name="T17">let</text:span><text:span text:style-name="T4"> </text:span><text:span text:style-name="T1">paragraph</text:span><text:span text:style-name="T4"> = </text:span><text:span text:style-name="T7">prompt</text:span><text:span text:style-name="T4">(</text:span><text:span text:style-name="T10">'write your paragraph'</text:span><text:span text:style-name="T4">);</text:span><text:span text:style-name="T4"/></text:p>
      <text:p text:style-name="P3"><text:span text:style-name="T4"> </text:span><text:span text:style-name="T1">console</text:span><text:span text:style-name="T4">.</text:span><text:span text:style-name="T7">log</text:span><text:span text:style-name="T4">(</text:span><text:span text:style-name="T7">lettercounter</text:span><text:span text:style-name="T4">(</text:span><text:span text:style-name="T1">paragraph</text:span><text:span text:style-name="T4">));</text:span><text:span text:style-name="T4"/></text:p>
      <text:p text:style-name="P6"/>
      <text:p text:style-name="P11"/>
      <text:p text:style-name="P12"><text:span text:style-name="T22">how to know length of a word of phrase(.length)</text:span><text:span text:style-name="T22"/></text:p>
      <text:p text:style-name="P3"><text:span text:style-name="T10">'banana'</text:span><text:span text:style-name="T4">.</text:span><text:span text:style-name="T26">length</text:span><text:span text:style-name="T4"/></text:p>
      <text:p text:style-name="P3"><text:span text:style-name="T12">6</text:span><text:span text:style-name="T4"/></text:p>
      <text:p text:style-name="P11"/>
      <text:p text:style-name="P12"><text:span text:style-name="T22">Replacing above all code with .length attribute:</text:span><text:span text:style-name="T22"/></text:p>
      <text:p text:style-name="P3"><text:span text:style-name="T4"> </text:span><text:span text:style-name="T17">const</text:span><text:span text:style-name="T4"> </text:span><text:span text:style-name="T7">lettercounter</text:span><text:span text:style-name="T4"> = (</text:span><text:span text:style-name="T1">paragraph</text:span><text:span text:style-name="T4">) </text:span><text:span text:style-name="T17">=&gt;</text:span><text:span text:style-name="T4"> </text:span><text:span text:style-name="T4"/></text:p>
      <text:p text:style-name="P3"><text:span text:style-name="T4"> {</text:span><text:span text:style-name="T4"/></text:p>
      <text:p text:style-name="P6"/>
      <text:p text:style-name="P3"><text:span text:style-name="T4">    </text:span><text:span text:style-name="T20">return</text:span><text:span text:style-name="T4"> { </text:span><text:span text:style-name="T1">result:paragraph</text:span><text:span text:style-name="T4">.</text:span><text:span text:style-name="T1">length</text:span><text:span text:style-name="T4"> };</text:span><text:span text:style-name="T4"/></text:p>
      <text:p text:style-name="P3"><text:span text:style-name="T4"> } </text:span><text:span text:style-name="T4"/></text:p>
      <text:p text:style-name="P3"><text:span text:style-name="T4"> </text:span><text:span text:style-name="T17">let</text:span><text:span text:style-name="T4"> </text:span><text:span text:style-name="T1">paragraph</text:span><text:span text:style-name="T4"> = </text:span><text:span text:style-name="T7">prompt</text:span><text:span text:style-name="T4">(</text:span><text:span text:style-name="T10">'write your paragraph'</text:span><text:span text:style-name="T4">);</text:span><text:span text:style-name="T4"/></text:p>
      <text:p text:style-name="P3"><text:span text:style-name="T16"> </text:span><text:span text:style-name="T3">console</text:span><text:span text:style-name="T16">.</text:span><text:span text:style-name="T9">log</text:span><text:span text:style-name="T16">(</text:span><text:span text:style-name="T9">lettercounter</text:span><text:span text:style-name="T16">(</text:span><text:span text:style-name="T3">paragraph</text:span><text:span text:style-name="T16">));</text:span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5T23:36:24.448136708</dc:date>
    <meta:editing-duration>PT3M35S</meta:editing-duration>
    <meta:editing-cycles>4</meta:editing-cycles>
    <meta:document-statistic meta:table-count="0" meta:image-count="0" meta:object-count="0" meta:page-count="3" meta:paragraph-count="92" meta:word-count="409" meta:character-count="2658" meta:non-whitespace-character-count="2183"/>
  </office:meta>
</office:document-meta>
</file>